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stroke-linejoin="bevel"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start="Rounded_20_large_20_Arrow" draw:marker-end="Rounded_20_large_20_Arrow" draw:fill="none" draw:textarea-vertical-align="middle"/>
    </style:style>
    <style:style style:name="gr5" style:family="graphic" style:parent-style-name="objectwithoutfill">
      <style:graphic-properties draw:marker-start="" draw:marker-end="Rounded_20_large_20_Arrow" draw:fill="none" draw:textarea-vertical-align="middle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objectwithoutfill">
      <style:graphic-properties draw:marker-start="Rounded_20_large_20_Arrow" draw:marker-end="" draw:fill="none" draw:textarea-vertical-align="middle"/>
    </style:style>
    <style:style style:name="gr8" style:family="graphic" style:parent-style-name="objectwithoutfill">
      <style:graphic-properties draw:marker-start="Rounded_20_large_20_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409cm" fo:margin-bottom="0.409cm"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4.064cm" svg:x="3.048cm" svg:y="4.826cm">
          <text:p text:style-name="P1">Normal</text:p>
          <text:p text:style-name="P1">User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34cm" svg:x="9.136cm" svg:y="3.302cm">
          <text:p text:style-name="P2">VM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448cm" svg:x="9.644cm" svg:y="4.826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9.136cm" svg:y="6.858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34cm" svg:x="14.336cm" svg:y="3.302cm">
          <text:p text:style-name="P2">VM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448cm" svg:x="14.844cm" svg:y="4.826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14.336cm" svg:y="6.858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526cm" svg:height="5.588cm" svg:x="1.778cm" svg:y="9.906cm">
          <text:p text:style-name="P3"><text:span text:style-name="T1">Linux</text:span></text:p>
          <text:p text:style-name="P3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526cm" svg:height="1.778cm" svg:x="1.778cm" svg:y="17.156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286cm" svg:x="13.462cm" svg:y="11.938cm">
          <text:p text:style-name="P1">K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8.828cm" svg:y="10.222cm">
          <text:p text:style-name="P1">Tap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016cm" svg:x="8.828cm" svg:y="11.822cm">
          <text:p text:style-name="P1">Tap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32cm" svg:height="2.294cm" svg:x="5.434cm" svg:y="10.414cm">
          <text:p text:style-name="P1">S/W</text:p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27cm" svg:x="4.934cm" svg:y="13.716cm">
          <text:p text:style-name="P1">Physical Device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016cm" svg:x="6.304cm" svg:y="17.456cm">
          <text:p text:style-name="P1">NIC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048cm" svg:height="0.763cm" svg:x="8.636cm" svg:y="15.748cm">
          <draw:text-box>
            <text:p><text:span text:style-name="T2">Interrupts</text:span></text:p>
          </draw:text-box>
        </draw:frame>
        <draw:line draw:style-name="gr4" draw:text-style-name="P1" draw:layer="layout" svg:x1="4.826cm" svg:y1="8.382cm" svg:x2="4.826cm" svg:y2="10.414cm">
          <text:p/>
        </draw:line>
        <draw:line draw:style-name="gr5" draw:text-style-name="P1" draw:layer="layout" svg:x1="8.636cm" svg:y1="17.456cm" svg:x2="8.636cm" svg:y2="14.986cm">
          <text:p/>
        </draw:line>
        <draw:line draw:style-name="gr6" draw:text-style-name="P1" draw:layer="layout" svg:x1="17.526cm" svg:y1="12.192cm" svg:x2="17.526cm" svg:y2="8.636cm">
          <text:p/>
        </draw:line>
        <draw:frame draw:style-name="gr3" draw:text-style-name="P5" draw:layer="layout" svg:width="3.964cm" svg:height="0.763cm" svg:x="17.372cm" svg:y="10.414cm">
          <draw:text-box>
            <text:p><text:span text:style-name="T2">Virtual Interrupts</text:span></text:p>
          </draw:text-box>
        </draw:frame>
        <draw:line draw:style-name="gr4" draw:text-style-name="P1" draw:layer="layout" svg:x1="6.096cm" svg:y1="12.192cm" svg:x2="6.096cm" svg:y2="14.224cm">
          <text:p/>
        </draw:line>
        <draw:line draw:style-name="gr4" draw:text-style-name="P1" draw:layer="layout" svg:x1="11.214cm" svg:y1="5.842cm" svg:x2="11.214cm" svg:y2="7.366cm">
          <text:p/>
        </draw:line>
        <draw:line draw:style-name="gr4" draw:text-style-name="P1" draw:layer="layout" svg:x1="16.414cm" svg:y1="5.842cm" svg:x2="16.414cm" svg:y2="7.366cm">
          <text:p/>
        </draw:line>
        <draw:line draw:style-name="gr7" draw:text-style-name="P1" draw:layer="layout" svg:x1="13.408cm" svg:y1="12.954cm" svg:x2="10.96cm" svg:y2="12.446cm">
          <text:p/>
        </draw:line>
        <draw:frame draw:style-name="gr3" draw:text-style-name="P5" draw:layer="layout" svg:width="3.048cm" svg:height="0.763cm" svg:x="11.036cm" svg:y="12.649cm">
          <draw:text-box>
            <text:p><text:span text:style-name="T2">Signal</text:span></text:p>
          </draw:text-box>
        </draw:frame>
        <draw:line draw:style-name="gr8" draw:text-style-name="P1" draw:layer="layout" svg:x1="7.366cm" svg:y1="11.484cm" svg:x2="8.052cm" svg:y2="11.484cm">
          <text:p/>
        </draw:line>
        <draw:line draw:style-name="gr9" draw:text-style-name="P1" draw:layer="layout" svg:x1="8.074cm" svg:y1="10.668cm" svg:x2="8.074cm" svg:y2="12.319cm">
          <text:p/>
        </draw:line>
        <draw:line draw:style-name="gr9" draw:text-style-name="P1" draw:layer="layout" svg:x1="7.874cm" svg:y1="12.368cm" svg:x2="7.874cm" svg:y2="12.368cm">
          <text:p/>
        </draw:line>
        <draw:line draw:style-name="gr7" draw:text-style-name="P1" draw:layer="layout" svg:x1="10.96cm" svg:y1="10.468cm" svg:x2="11.884cm" svg:y2="10.468cm">
          <text:p/>
        </draw:line>
        <draw:line draw:style-name="gr9" draw:text-style-name="P1" draw:layer="layout" svg:x1="12.284cm" svg:y1="8.89cm" svg:x2="12.284cm" svg:y2="8.89cm">
          <text:p/>
        </draw:line>
        <draw:line draw:style-name="gr8" draw:text-style-name="P1" draw:layer="layout" svg:x1="11.884cm" svg:y1="8.89cm" svg:x2="11.884cm" svg:y2="10.468cm">
          <text:p/>
        </draw:line>
        <draw:line draw:style-name="gr5" draw:text-style-name="P1" draw:layer="layout" svg:x1="8.067cm" svg:y1="10.684cm" svg:x2="8.804cm" svg:y2="10.684cm">
          <text:p/>
        </draw:line>
        <draw:line draw:style-name="gr5" draw:text-style-name="P1" draw:layer="layout" svg:x1="8.067cm" svg:y1="12.284cm" svg:x2="8.804cm" svg:y2="12.284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6:37:32.631562455</meta:creation-date>
    <dc:date>2016-06-16T17:10:06.093637494</dc:date>
    <meta:editing-duration>PT13M54S</meta:editing-duration>
    <meta:editing-cycles>11</meta:editing-cycles>
    <meta:generator>LibreOffice/4.2.8.2$Linux_X86_64 LibreOffice_project/420m0$Build-2</meta:generator>
    <meta:document-statistic meta:object-count="56"/>
  </office:meta>
</office:document-meta>
</file>